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64.7pt" svg:y="258.83pt">
            <draw:object draw:notify-on-update-of-ranges="Sheet1.A21:Sheet1.A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Default" office:value-type="string" calcext:value-type="string">
            <text:p>Raw: 18557 <text:s text:c="3"/>sampled: 1868.839 <text:s text:c="2"/>given: 3800 <text:s text:c="2"/>gain: 2.03334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7582 <text:s text:c="3"/>sampled: 1770.648 <text:s text:c="2"/>given: 3600 <text:s text:c="2"/>gain: 2.03315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7582 <text:s text:c="3"/>sampled: 1770.648 <text:s text:c="2"/>given: 3600 <text:s text:c="2"/>gain: 2.03315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6604 <text:s text:c="3"/>sampled: 1672.156 <text:s text:c="2"/>given: 3400 <text:s text:c="2"/>gain: 2.03330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6604 <text:s text:c="3"/>sampled: 1672.156 <text:s text:c="2"/>given: 3400 <text:s text:c="2"/>gain: 2.03330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5628 <text:s text:c="3"/>sampled: 1573.865 <text:s text:c="2"/>given: 3200 <text:s text:c="2"/>gain: 2.0332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5629 <text:s text:c="3"/>sampled: 1573.965 <text:s text:c="2"/>given: 3200 <text:s text:c="2"/>gain: 2.03308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4652 <text:s text:c="3"/>sampled: 1475.574 <text:s text:c="2"/>given: 3000 <text:s text:c="2"/>gain: 2.03310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4652 <text:s text:c="3"/>sampled: 1475.574 <text:s text:c="2"/>given: 3000 <text:s text:c="2"/>gain: 2.03310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3676 <text:s text:c="3"/>sampled: 1377.283 <text:s text:c="2"/>given: 2800 <text:s text:c="2"/>gain: 2.03298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3676 <text:s text:c="3"/>sampled: 1377.283 <text:s text:c="2"/>given: 2800 <text:s text:c="2"/>gain: 2.03298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2699 <text:s text:c="3"/>sampled: 1278.891 <text:s text:c="2"/>given: 2600 <text:s text:c="2"/>gain: 2.0330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2699 <text:s text:c="3"/>sampled: 1278.891 <text:s text:c="2"/>given: 2600 <text:s text:c="2"/>gain: 2.0330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1723 <text:s text:c="3"/>sampled: 1180.6 <text:s text:c="2"/>given: 2400 <text:s text:c="2"/>gain: 2.03286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1723 <text:s text:c="3"/>sampled: 1180.6 <text:s text:c="2"/>given: 2400 <text:s text:c="2"/>gain: 2.03286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0747 <text:s text:c="3"/>sampled: 1082.309 <text:s text:c="2"/>given: 2200 <text:s text:c="2"/>gain: 2.03269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0747 <text:s text:c="3"/>sampled: 1082.309 <text:s text:c="2"/>given: 2200 <text:s text:c="2"/>gain: 2.032691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33349" calcext:value-type="float">
            <text:p>2.033349</text:p>
          </table:table-cell>
          <table:table-cell table:number-columns-repeated="6"/>
        </table:table-row>
        <table:table-row table:style-name="ro1">
          <table:table-cell table:style-name="Default" office:value-type="float" office:value="2.033154" calcext:value-type="float">
            <text:p>2.033154</text:p>
          </table:table-cell>
          <table:table-cell table:number-columns-repeated="6"/>
        </table:table-row>
        <table:table-row table:style-name="ro1">
          <table:table-cell table:style-name="Default" office:value-type="float" office:value="2.033154" calcext:value-type="float">
            <text:p>2.033154</text:p>
          </table:table-cell>
          <table:table-cell table:number-columns-repeated="6"/>
        </table:table-row>
        <table:table-row table:style-name="ro1">
          <table:table-cell table:style-name="Default" office:value-type="float" office:value="2.033303" calcext:value-type="float">
            <text:p>2.033303</text:p>
          </table:table-cell>
          <table:table-cell table:number-columns-repeated="6"/>
        </table:table-row>
        <table:table-row table:style-name="ro1">
          <table:table-cell table:style-name="Default" office:value-type="float" office:value="2.033303" calcext:value-type="float">
            <text:p>2.033303</text:p>
          </table:table-cell>
          <table:table-cell table:number-columns-repeated="6"/>
        </table:table-row>
        <table:table-row table:style-name="ro1">
          <table:table-cell table:style-name="Default" office:value-type="float" office:value="2.033211" calcext:value-type="float">
            <text:p>2.03321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3082" calcext:value-type="float">
            <text:p>2.033082</text:p>
          </table:table-cell>
          <table:table-cell table:number-columns-repeated="6"/>
        </table:table-row>
        <table:table-row table:style-name="ro1">
          <table:table-cell table:style-name="Default" office:value-type="float" office:value="2.033108" calcext:value-type="float">
            <text:p>2.033108</text:p>
          </table:table-cell>
          <table:table-cell table:number-columns-repeated="6"/>
        </table:table-row>
        <table:table-row table:style-name="ro1">
          <table:table-cell table:style-name="Default" office:value-type="float" office:value="2.033108" calcext:value-type="float">
            <text:p>2.033108</text:p>
          </table:table-cell>
          <table:table-cell table:number-columns-repeated="6"/>
        </table:table-row>
        <table:table-row table:style-name="ro1">
          <table:table-cell table:style-name="Default" office:value-type="float" office:value="2.032989" calcext:value-type="float">
            <text:p>2.032989</text:p>
          </table:table-cell>
          <table:table-cell table:number-columns-repeated="6"/>
        </table:table-row>
        <table:table-row table:style-name="ro1">
          <table:table-cell table:style-name="Default" office:value-type="float" office:value="2.032989" calcext:value-type="float">
            <text:p>2.032989</text:p>
          </table:table-cell>
          <table:table-cell table:number-columns-repeated="6"/>
        </table:table-row>
        <table:table-row table:style-name="ro1">
          <table:table-cell table:style-name="Default" office:value-type="float" office:value="2.033011" calcext:value-type="float">
            <text:p>2.03301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3011" calcext:value-type="float">
            <text:p>2.03301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2865" calcext:value-type="float">
            <text:p>2.032865</text:p>
          </table:table-cell>
          <table:table-cell table:number-columns-repeated="6"/>
        </table:table-row>
        <table:table-row table:style-name="ro1">
          <table:table-cell table:style-name="Default" office:value-type="float" office:value="2.032865" calcext:value-type="float">
            <text:p>2.032865</text:p>
          </table:table-cell>
          <table:table-cell table:number-columns-repeated="6"/>
        </table:table-row>
        <table:table-row table:style-name="ro1">
          <table:table-cell table:style-name="Default" office:value-type="float" office:value="2.032691" calcext:value-type="float">
            <text:p>2.03269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2691" calcext:value-type="float">
            <text:p>2.032691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33052" calcext:value-type="float">
            <text:p>2.033052</text:p>
          </table:table-cell>
          <table:table-cell table:number-columns-repeated="6"/>
        </table:table-row>
        <table:table-row table:style-name="ro1" table:number-rows-repeated="7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 table:number-rows-repeated="11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2">
          <table:table-cell office:value-type="float" office:value="2348.611" calcext:value-type="float">
            <text:p>2348.611</text:p>
          </table:table-cell>
          <table:table-cell table:formula="of:=AVERAGE([.A61:.A105])" office:value-type="float" office:value="2350.71046666667" calcext:value-type="float">
            <text:p>2350.71046666667</text:p>
          </table:table-cell>
          <table:table-cell table:formula="of:=AVERAGE([.F61:.F64])" office:value-type="float" office:value="50.27" calcext:value-type="float">
            <text:p>50.27</text:p>
          </table:table-cell>
          <table:table-cell table:formula="of:=2*[.C61]" office:value-type="float" office:value="100.54" calcext:value-type="float">
            <text:p>100.54</text:p>
          </table:table-cell>
          <table:table-cell table:formula="of:=[.D61]/[.B61]" office:value-type="float" office:value="0.0427700482154941" calcext:value-type="float">
            <text:p>0.042770048215494</text:p>
          </table:table-cell>
          <table:table-cell office:value-type="float" office:value="50.288" calcext:value-type="float">
            <text:p>50.288</text:p>
          </table:table-cell>
          <table:table-cell/>
        </table:table-row>
        <table:table-row table:style-name="ro2">
          <table:table-cell office:value-type="float" office:value="2350.223" calcext:value-type="float">
            <text:p>2350.223</text:p>
          </table:table-cell>
          <table:table-cell table:number-columns-repeated="4"/>
          <table:table-cell office:value-type="float" office:value="50.268" calcext:value-type="float">
            <text:p>50.268</text:p>
          </table:table-cell>
          <table:table-cell/>
        </table:table-row>
        <table:table-row table:style-name="ro2">
          <table:table-cell office:value-type="float" office:value="2348.007" calcext:value-type="float">
            <text:p>2348.007</text:p>
          </table:table-cell>
          <table:table-cell table:number-columns-repeated="4"/>
          <table:table-cell office:value-type="float" office:value="50.264" calcext:value-type="float">
            <text:p>50.264</text:p>
          </table:table-cell>
          <table:table-cell/>
        </table:table-row>
        <table:table-row table:style-name="ro2">
          <table:table-cell office:value-type="float" office:value="2350.323" calcext:value-type="float">
            <text:p>2350.323</text:p>
          </table:table-cell>
          <table:table-cell table:number-columns-repeated="4"/>
          <table:table-cell office:value-type="float" office:value="50.26" calcext:value-type="float">
            <text:p>50.26</text:p>
          </table:table-cell>
          <table:table-cell/>
        </table:table-row>
        <table:table-row table:style-name="ro2">
          <table:table-cell office:value-type="float" office:value="2352.74" calcext:value-type="float">
            <text:p>2352.74</text:p>
          </table:table-cell>
          <table:table-cell table:number-columns-repeated="6"/>
        </table:table-row>
        <table:table-row table:style-name="ro2">
          <table:table-cell office:value-type="float" office:value="2351.129" calcext:value-type="float">
            <text:p>2351.129</text:p>
          </table:table-cell>
          <table:table-cell table:number-columns-repeated="6"/>
        </table:table-row>
        <table:table-row table:style-name="ro2">
          <table:table-cell office:value-type="float" office:value="2350.625" calcext:value-type="float">
            <text:p>2350.625</text:p>
          </table:table-cell>
          <table:table-cell table:number-columns-repeated="6"/>
        </table:table-row>
        <table:table-row table:style-name="ro2">
          <table:table-cell office:value-type="float" office:value="2351.331" calcext:value-type="float">
            <text:p>2351.331</text:p>
          </table:table-cell>
          <table:table-cell table:number-columns-repeated="6"/>
        </table:table-row>
        <table:table-row table:style-name="ro2">
          <table:table-cell office:value-type="float" office:value="2351.129" calcext:value-type="float">
            <text:p>2351.129</text:p>
          </table:table-cell>
          <table:table-cell table:number-columns-repeated="6"/>
        </table:table-row>
        <table:table-row table:style-name="ro2">
          <table:table-cell office:value-type="float" office:value="2352.136" calcext:value-type="float">
            <text:p>2352.136</text:p>
          </table:table-cell>
          <table:table-cell table:number-columns-repeated="6"/>
        </table:table-row>
        <table:table-row table:style-name="ro2">
          <table:table-cell office:value-type="float" office:value="2349.518" calcext:value-type="float">
            <text:p>2349.518</text:p>
          </table:table-cell>
          <table:table-cell table:number-columns-repeated="6"/>
        </table:table-row>
        <table:table-row table:style-name="ro2">
          <table:table-cell office:value-type="float" office:value="2351.834" calcext:value-type="float">
            <text:p>2351.834</text:p>
          </table:table-cell>
          <table:table-cell table:number-columns-repeated="6"/>
        </table:table-row>
        <table:table-row table:style-name="ro2">
          <table:table-cell office:value-type="float" office:value="2351.028" calcext:value-type="float">
            <text:p>2351.028</text:p>
          </table:table-cell>
          <table:table-cell table:number-columns-repeated="6"/>
        </table:table-row>
        <table:table-row table:style-name="ro2">
          <table:table-cell office:value-type="float" office:value="2350.625" calcext:value-type="float">
            <text:p>2350.625</text:p>
          </table:table-cell>
          <table:table-cell table:number-columns-repeated="6"/>
        </table:table-row>
        <table:table-row table:style-name="ro2">
          <table:table-cell office:value-type="float" office:value="2349.921" calcext:value-type="float">
            <text:p>2349.921</text:p>
          </table:table-cell>
          <table:table-cell table:number-columns-repeated="6"/>
        </table:table-row>
        <table:table-row table:style-name="ro2">
          <table:table-cell office:value-type="float" office:value="2351.028" calcext:value-type="float">
            <text:p>2351.028</text:p>
          </table:table-cell>
          <table:table-cell table:number-columns-repeated="6"/>
        </table:table-row>
        <table:table-row table:style-name="ro2">
          <table:table-cell office:value-type="float" office:value="2351.532" calcext:value-type="float">
            <text:p>2351.532</text:p>
          </table:table-cell>
          <table:table-cell table:number-columns-repeated="6"/>
        </table:table-row>
        <table:table-row table:style-name="ro2">
          <table:table-cell office:value-type="float" office:value="2348.813" calcext:value-type="float">
            <text:p>2348.813</text:p>
          </table:table-cell>
          <table:table-cell table:number-columns-repeated="6"/>
        </table:table-row>
        <table:table-row table:style-name="ro2">
          <table:table-cell office:value-type="float" office:value="2349.216" calcext:value-type="float">
            <text:p>2349.216</text:p>
          </table:table-cell>
          <table:table-cell table:number-columns-repeated="6"/>
        </table:table-row>
        <table:table-row table:style-name="ro2">
          <table:table-cell office:value-type="float" office:value="2348.813" calcext:value-type="float">
            <text:p>2348.813</text:p>
          </table:table-cell>
          <table:table-cell table:number-columns-repeated="6"/>
        </table:table-row>
        <table:table-row table:style-name="ro2">
          <table:table-cell office:value-type="float" office:value="2350.625" calcext:value-type="float">
            <text:p>2350.625</text:p>
          </table:table-cell>
          <table:table-cell table:number-columns-repeated="6"/>
        </table:table-row>
        <table:table-row table:style-name="ro2">
          <table:table-cell office:value-type="float" office:value="2351.834" calcext:value-type="float">
            <text:p>2351.834</text:p>
          </table:table-cell>
          <table:table-cell table:number-columns-repeated="6"/>
        </table:table-row>
        <table:table-row table:style-name="ro2">
          <table:table-cell office:value-type="float" office:value="2350.726" calcext:value-type="float">
            <text:p>2350.726</text:p>
          </table:table-cell>
          <table:table-cell table:number-columns-repeated="6"/>
        </table:table-row>
        <table:table-row table:style-name="ro2">
          <table:table-cell office:value-type="float" office:value="2352.438" calcext:value-type="float">
            <text:p>2352.438</text:p>
          </table:table-cell>
          <table:table-cell table:number-columns-repeated="6"/>
        </table:table-row>
        <table:table-row table:style-name="ro2">
          <table:table-cell office:value-type="float" office:value="2350.323" calcext:value-type="float">
            <text:p>2350.323</text:p>
          </table:table-cell>
          <table:table-cell table:number-columns-repeated="6"/>
        </table:table-row>
        <table:table-row table:style-name="ro2">
          <table:table-cell office:value-type="float" office:value="2351.733" calcext:value-type="float">
            <text:p>2351.733</text:p>
          </table:table-cell>
          <table:table-cell table:number-columns-repeated="5"/>
          <table:table-cell table:style-name="ce3"/>
        </table:table-row>
        <table:table-row table:style-name="ro2">
          <table:table-cell office:value-type="float" office:value="2350.424" calcext:value-type="float">
            <text:p>2350.424</text:p>
          </table:table-cell>
          <table:table-cell table:number-columns-repeated="6"/>
        </table:table-row>
        <table:table-row table:style-name="ro2">
          <table:table-cell office:value-type="float" office:value="2351.028" calcext:value-type="float">
            <text:p>2351.028</text:p>
          </table:table-cell>
          <table:table-cell table:number-columns-repeated="6"/>
        </table:table-row>
        <table:table-row table:style-name="ro2">
          <table:table-cell office:value-type="float" office:value="2349.82" calcext:value-type="float">
            <text:p>2349.82</text:p>
          </table:table-cell>
          <table:table-cell table:number-columns-repeated="6"/>
        </table:table-row>
        <table:table-row table:style-name="ro2">
          <table:table-cell office:value-type="float" office:value="2349.417" calcext:value-type="float">
            <text:p>2349.417</text:p>
          </table:table-cell>
          <table:table-cell table:number-columns-repeated="6"/>
        </table:table-row>
        <table:table-row table:style-name="ro2">
          <table:table-cell office:value-type="float" office:value="2350.726" calcext:value-type="float">
            <text:p>2350.726</text:p>
          </table:table-cell>
          <table:table-cell table:number-columns-repeated="6"/>
        </table:table-row>
        <table:table-row table:style-name="ro2">
          <table:table-cell office:value-type="float" office:value="2350.021" calcext:value-type="float">
            <text:p>2350.021</text:p>
          </table:table-cell>
          <table:table-cell table:number-columns-repeated="6"/>
        </table:table-row>
        <table:table-row table:style-name="ro2">
          <table:table-cell office:value-type="float" office:value="2351.129" calcext:value-type="float">
            <text:p>2351.129</text:p>
          </table:table-cell>
          <table:table-cell table:number-columns-repeated="6"/>
        </table:table-row>
        <table:table-row table:style-name="ro2">
          <table:table-cell office:value-type="float" office:value="2348.914" calcext:value-type="float">
            <text:p>2348.914</text:p>
          </table:table-cell>
          <table:table-cell table:number-columns-repeated="6"/>
        </table:table-row>
        <table:table-row table:style-name="ro2">
          <table:table-cell office:value-type="float" office:value="2350.323" calcext:value-type="float">
            <text:p>2350.323</text:p>
          </table:table-cell>
          <table:table-cell table:number-columns-repeated="6"/>
        </table:table-row>
        <table:table-row table:style-name="ro2">
          <table:table-cell office:value-type="float" office:value="2354.15" calcext:value-type="float">
            <text:p>2354.15</text:p>
          </table:table-cell>
          <table:table-cell table:number-columns-repeated="6"/>
        </table:table-row>
        <table:table-row table:style-name="ro2">
          <table:table-cell office:value-type="float" office:value="2351.129" calcext:value-type="float">
            <text:p>2351.129</text:p>
          </table:table-cell>
          <table:table-cell table:number-columns-repeated="6"/>
        </table:table-row>
        <table:table-row table:style-name="ro2">
          <table:table-cell office:value-type="float" office:value="2351.23" calcext:value-type="float">
            <text:p>2351.23</text:p>
          </table:table-cell>
          <table:table-cell table:number-columns-repeated="6"/>
        </table:table-row>
        <table:table-row table:style-name="ro2">
          <table:table-cell office:value-type="float" office:value="2350.323" calcext:value-type="float">
            <text:p>2350.323</text:p>
          </table:table-cell>
          <table:table-cell table:style-name="ce3" table:number-columns-repeated="4"/>
          <table:table-cell table:number-columns-repeated="2"/>
        </table:table-row>
        <table:table-row table:style-name="ro2">
          <table:table-cell office:value-type="float" office:value="2351.733" calcext:value-type="float">
            <text:p>2351.733</text:p>
          </table:table-cell>
          <table:table-cell table:style-name="ce3" table:number-columns-repeated="5"/>
          <table:table-cell/>
        </table:table-row>
        <table:table-row table:style-name="ro2">
          <table:table-cell office:value-type="float" office:value="2350.827" calcext:value-type="float">
            <text:p>2350.827</text:p>
          </table:table-cell>
          <table:table-cell table:number-columns-repeated="6"/>
        </table:table-row>
        <table:table-row table:style-name="ro2">
          <table:table-cell office:value-type="float" office:value="2351.935" calcext:value-type="float">
            <text:p>2351.935</text:p>
          </table:table-cell>
          <table:table-cell table:number-columns-repeated="6"/>
        </table:table-row>
        <table:table-row table:style-name="ro2">
          <table:table-cell office:value-type="float" office:value="2351.733" calcext:value-type="float">
            <text:p>2351.733</text:p>
          </table:table-cell>
          <table:table-cell table:number-columns-repeated="6"/>
        </table:table-row>
        <table:table-row table:style-name="ro2">
          <table:table-cell office:value-type="float" office:value="2349.82" calcext:value-type="float">
            <text:p>2349.82</text:p>
          </table:table-cell>
          <table:table-cell table:number-columns-repeated="6"/>
        </table:table-row>
        <table:table-row table:style-name="ro2">
          <table:table-cell office:value-type="float" office:value="2351.028" calcext:value-type="float">
            <text:p>2351.028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2">
          <table:table-cell office:value-type="float" office:value="2308.53" calcext:value-type="float">
            <text:p>2308.53</text:p>
          </table:table-cell>
          <table:table-cell table:formula="of:=AVERAGE([.A110:.A150])" office:value-type="float" office:value="2304.95578048781" calcext:value-type="float">
            <text:p>2304.95578048781</text:p>
          </table:table-cell>
          <table:table-cell table:formula="of:=AVERAGE([.F110:.F115])" office:value-type="float" office:value="4.99083333333333" calcext:value-type="float">
            <text:p>4.99083333333333</text:p>
          </table:table-cell>
          <table:table-cell table:formula="of:=2*[.C110]" office:value-type="float" office:value="9.98166666666667" calcext:value-type="float">
            <text:p>9.98166666666667</text:p>
          </table:table-cell>
          <table:table-cell table:formula="of:=[.D110]/[.B110]" office:value-type="float" office:value="0.00433052414764947" calcext:value-type="float">
            <text:p>0.004330524147649</text:p>
          </table:table-cell>
          <table:table-cell office:value-type="float" office:value="4.993" calcext:value-type="float">
            <text:p>4.993</text:p>
          </table:table-cell>
          <table:table-cell/>
        </table:table-row>
        <table:table-row table:style-name="ro2">
          <table:table-cell office:value-type="float" office:value="2304.904" calcext:value-type="float">
            <text:p>2304.904</text:p>
          </table:table-cell>
          <table:table-cell table:number-columns-repeated="4"/>
          <table:table-cell office:value-type="float" office:value="4.992" calcext:value-type="float">
            <text:p>4.992</text:p>
          </table:table-cell>
          <table:table-cell/>
        </table:table-row>
        <table:table-row table:style-name="ro2">
          <table:table-cell office:value-type="float" office:value="2305.206" calcext:value-type="float">
            <text:p>2305.206</text:p>
          </table:table-cell>
          <table:table-cell table:number-columns-repeated="4"/>
          <table:table-cell office:value-type="float" office:value="4.991" calcext:value-type="float">
            <text:p>4.991</text:p>
          </table:table-cell>
          <table:table-cell/>
        </table:table-row>
        <table:table-row table:style-name="ro2">
          <table:table-cell office:value-type="float" office:value="2305.508" calcext:value-type="float">
            <text:p>2305.508</text:p>
          </table:table-cell>
          <table:table-cell table:number-columns-repeated="4"/>
          <table:table-cell office:value-type="float" office:value="4.989" calcext:value-type="float">
            <text:p>4.989</text:p>
          </table:table-cell>
          <table:table-cell/>
        </table:table-row>
        <table:table-row table:style-name="ro2">
          <table:table-cell office:value-type="float" office:value="2304.3" calcext:value-type="float">
            <text:p>2304.3</text:p>
          </table:table-cell>
          <table:table-cell table:number-columns-repeated="4"/>
          <table:table-cell office:value-type="float" office:value="4.989" calcext:value-type="float">
            <text:p>4.989</text:p>
          </table:table-cell>
          <table:table-cell/>
        </table:table-row>
        <table:table-row table:style-name="ro2">
          <table:table-cell office:value-type="float" office:value="2304.099" calcext:value-type="float">
            <text:p>2304.099</text:p>
          </table:table-cell>
          <table:table-cell table:number-columns-repeated="4"/>
          <table:table-cell office:value-type="float" office:value="4.991" calcext:value-type="float">
            <text:p>4.991</text:p>
          </table:table-cell>
          <table:table-cell/>
        </table:table-row>
        <table:table-row table:style-name="ro2">
          <table:table-cell office:value-type="float" office:value="2305.508" calcext:value-type="float">
            <text:p>2305.508</text:p>
          </table:table-cell>
          <table:table-cell table:number-columns-repeated="6"/>
        </table:table-row>
        <table:table-row table:style-name="ro2">
          <table:table-cell office:value-type="float" office:value="2305.911" calcext:value-type="float">
            <text:p>2305.911</text:p>
          </table:table-cell>
          <table:table-cell table:number-columns-repeated="6"/>
        </table:table-row>
        <table:table-row table:style-name="ro2">
          <table:table-cell office:value-type="float" office:value="2305.005" calcext:value-type="float">
            <text:p>2305.005</text:p>
          </table:table-cell>
          <table:table-cell table:number-columns-repeated="6"/>
        </table:table-row>
        <table:table-row table:style-name="ro2">
          <table:table-cell office:value-type="float" office:value="2305.408" calcext:value-type="float">
            <text:p>2305.408</text:p>
          </table:table-cell>
          <table:table-cell table:number-columns-repeated="6"/>
        </table:table-row>
        <table:table-row table:style-name="ro2">
          <table:table-cell office:value-type="float" office:value="2303.897" calcext:value-type="float">
            <text:p>2303.897</text:p>
          </table:table-cell>
          <table:table-cell table:style-name="ce3" table:number-columns-repeated="5"/>
          <table:table-cell/>
        </table:table-row>
        <table:table-row table:style-name="ro2">
          <table:table-cell office:value-type="float" office:value="2304.602" calcext:value-type="float">
            <text:p>2304.602</text:p>
          </table:table-cell>
          <table:table-cell table:number-columns-repeated="6"/>
        </table:table-row>
        <table:table-row table:style-name="ro2">
          <table:table-cell office:value-type="float" office:value="2305.307" calcext:value-type="float">
            <text:p>2305.307</text:p>
          </table:table-cell>
          <table:table-cell table:number-columns-repeated="6"/>
        </table:table-row>
        <table:table-row table:style-name="ro2">
          <table:table-cell office:value-type="float" office:value="2306.516" calcext:value-type="float">
            <text:p>2306.516</text:p>
          </table:table-cell>
          <table:table-cell table:number-columns-repeated="6"/>
        </table:table-row>
        <table:table-row table:style-name="ro2">
          <table:table-cell office:value-type="float" office:value="2305.609" calcext:value-type="float">
            <text:p>2305.609</text:p>
          </table:table-cell>
          <table:table-cell table:number-columns-repeated="6"/>
        </table:table-row>
        <table:table-row table:style-name="ro2">
          <table:table-cell office:value-type="float" office:value="2305.408" calcext:value-type="float">
            <text:p>2305.408</text:p>
          </table:table-cell>
          <table:table-cell table:number-columns-repeated="6"/>
        </table:table-row>
        <table:table-row table:style-name="ro2">
          <table:table-cell office:value-type="float" office:value="2304.904" calcext:value-type="float">
            <text:p>2304.904</text:p>
          </table:table-cell>
          <table:table-cell table:number-columns-repeated="6"/>
        </table:table-row>
        <table:table-row table:style-name="ro2">
          <table:table-cell office:value-type="float" office:value="2305.307" calcext:value-type="float">
            <text:p>2305.307</text:p>
          </table:table-cell>
          <table:table-cell table:number-columns-repeated="6"/>
        </table:table-row>
        <table:table-row table:style-name="ro2">
          <table:table-cell office:value-type="float" office:value="2305.005" calcext:value-type="float">
            <text:p>2305.005</text:p>
          </table:table-cell>
          <table:table-cell table:number-columns-repeated="6"/>
        </table:table-row>
        <table:table-row table:style-name="ro2">
          <table:table-cell office:value-type="float" office:value="2303.394" calcext:value-type="float">
            <text:p>2303.394</text:p>
          </table:table-cell>
          <table:table-cell table:number-columns-repeated="6"/>
        </table:table-row>
        <table:table-row table:style-name="ro2">
          <table:table-cell office:value-type="float" office:value="2303.998" calcext:value-type="float">
            <text:p>2303.998</text:p>
          </table:table-cell>
          <table:table-cell table:number-columns-repeated="6"/>
        </table:table-row>
        <table:table-row table:style-name="ro2">
          <table:table-cell office:value-type="float" office:value="2304.099" calcext:value-type="float">
            <text:p>2304.099</text:p>
          </table:table-cell>
          <table:table-cell table:number-columns-repeated="6"/>
        </table:table-row>
        <table:table-row table:style-name="ro2">
          <table:table-cell office:value-type="float" office:value="2303.696" calcext:value-type="float">
            <text:p>2303.696</text:p>
          </table:table-cell>
          <table:table-cell table:number-columns-repeated="6"/>
        </table:table-row>
        <table:table-row table:style-name="ro2">
          <table:table-cell office:value-type="float" office:value="2306.516" calcext:value-type="float">
            <text:p>2306.516</text:p>
          </table:table-cell>
          <table:table-cell table:number-columns-repeated="6"/>
        </table:table-row>
        <table:table-row table:style-name="ro2">
          <table:table-cell office:value-type="float" office:value="2303.897" calcext:value-type="float">
            <text:p>2303.897</text:p>
          </table:table-cell>
          <table:table-cell table:number-columns-repeated="6"/>
        </table:table-row>
        <table:table-row table:style-name="ro2">
          <table:table-cell office:value-type="float" office:value="2304.501" calcext:value-type="float">
            <text:p>2304.501</text:p>
          </table:table-cell>
          <table:table-cell table:number-columns-repeated="6"/>
        </table:table-row>
        <table:table-row table:style-name="ro2">
          <table:table-cell office:value-type="float" office:value="2305.609" calcext:value-type="float">
            <text:p>2305.609</text:p>
          </table:table-cell>
          <table:table-cell table:number-columns-repeated="6"/>
        </table:table-row>
        <table:table-row table:style-name="ro2">
          <table:table-cell office:value-type="float" office:value="2303.091" calcext:value-type="float">
            <text:p>2303.091</text:p>
          </table:table-cell>
          <table:table-cell table:style-name="ce3" table:number-columns-repeated="4"/>
          <table:table-cell table:number-columns-repeated="2"/>
        </table:table-row>
        <table:table-row table:style-name="ro2">
          <table:table-cell office:value-type="float" office:value="2304.501" calcext:value-type="float">
            <text:p>2304.501</text:p>
          </table:table-cell>
          <table:table-cell table:number-columns-repeated="6"/>
        </table:table-row>
        <table:table-row table:style-name="ro2">
          <table:table-cell office:value-type="float" office:value="2303.796" calcext:value-type="float">
            <text:p>2303.796</text:p>
          </table:table-cell>
          <table:table-cell table:number-columns-repeated="6"/>
        </table:table-row>
        <table:table-row table:style-name="ro2">
          <table:table-cell office:value-type="float" office:value="2302.991" calcext:value-type="float">
            <text:p>2302.991</text:p>
          </table:table-cell>
          <table:table-cell table:number-columns-repeated="6"/>
        </table:table-row>
        <table:table-row table:style-name="ro2">
          <table:table-cell office:value-type="float" office:value="2305.005" calcext:value-type="float">
            <text:p>2305.005</text:p>
          </table:table-cell>
          <table:table-cell table:number-columns-repeated="6"/>
        </table:table-row>
        <table:table-row table:style-name="ro2">
          <table:table-cell office:value-type="float" office:value="2305.508" calcext:value-type="float">
            <text:p>2305.508</text:p>
          </table:table-cell>
          <table:table-cell table:number-columns-repeated="6"/>
        </table:table-row>
        <table:table-row table:style-name="ro2">
          <table:table-cell office:value-type="float" office:value="2303.696" calcext:value-type="float">
            <text:p>2303.696</text:p>
          </table:table-cell>
          <table:table-cell table:number-columns-repeated="6"/>
        </table:table-row>
        <table:table-row table:style-name="ro2">
          <table:table-cell office:value-type="float" office:value="2307.22" calcext:value-type="float">
            <text:p>2307.22</text:p>
          </table:table-cell>
          <table:table-cell table:number-columns-repeated="6"/>
        </table:table-row>
        <table:table-row table:style-name="ro2">
          <table:table-cell office:value-type="float" office:value="2303.394" calcext:value-type="float">
            <text:p>2303.394</text:p>
          </table:table-cell>
          <table:table-cell table:number-columns-repeated="6"/>
        </table:table-row>
        <table:table-row table:style-name="ro2">
          <table:table-cell office:value-type="float" office:value="2304.703" calcext:value-type="float">
            <text:p>2304.703</text:p>
          </table:table-cell>
          <table:table-cell table:number-columns-repeated="6"/>
        </table:table-row>
        <table:table-row table:style-name="ro2">
          <table:table-cell office:value-type="float" office:value="2305.71" calcext:value-type="float">
            <text:p>2305.71</text:p>
          </table:table-cell>
          <table:table-cell table:number-columns-repeated="6"/>
        </table:table-row>
        <table:table-row table:style-name="ro2">
          <table:table-cell office:value-type="float" office:value="2304.3" calcext:value-type="float">
            <text:p>2304.3</text:p>
          </table:table-cell>
          <table:table-cell table:number-columns-repeated="6"/>
        </table:table-row>
        <table:table-row table:style-name="ro2">
          <table:table-cell office:value-type="float" office:value="2306.314" calcext:value-type="float">
            <text:p>2306.314</text:p>
          </table:table-cell>
          <table:table-cell table:number-columns-repeated="6"/>
        </table:table-row>
        <table:table-row table:style-name="ro2">
          <table:table-cell office:value-type="float" office:value="2306.314" calcext:value-type="float">
            <text:p>2306.31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1:04:32.9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8-11-27T11:05:33.045000000</dc:date>
    <meta:editing-duration>PT5H40M30S</meta:editing-duration>
    <meta:editing-cycles>99</meta:editing-cycles>
    <meta:document-statistic meta:table-count="1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4.198cm" style:legend-expansion="high" chart:style-name="ch2"/>
        <chart:plot-area chart:style-name="ch3" table:cell-range-address="Sheet1.A21:Sheet1.A37" svg:x="0.32cm" svg:y="0.18cm" svg:width="12.471cm" svg:height="8.64cm">
          <chartooo:coordinate-region svg:x="1.629cm" svg:y="0.382cm" svg:width="10.97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7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3349">
                <text:p>2.033349</text:p>
                <draw:g>
                  <svg:desc>Sheet1.A21:Sheet1.A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3154">
                <text:p>2.033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3154">
                <text:p>2.033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3303">
                <text:p>2.033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3303">
                <text:p>2.0333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3211">
                <text:p>2.033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3082">
                <text:p>2.033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3108">
                <text:p>2.033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3108">
                <text:p>2.033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2989">
                <text:p>2.032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2989">
                <text:p>2.032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3011">
                <text:p>2.033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3011">
                <text:p>2.033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2865">
                <text:p>2.0328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2865">
                <text:p>2.0328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2691">
                <text:p>2.032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